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00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rt</text:p>
          </table:table-cell>
          <table:table-cell table:number-columns-repeated="2"/>
        </table:table-row>
        <table:table-row table:style-name="ro1">
          <table:table-cell office:value-type="string">
            <text:p>Portad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Índex + Quadre de revisi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text del centre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bjectius generals</text:p>
          </table:table-cell>
          <table:table-cell office:value-type="float" office:value="1">
            <text:p>1</text:p>
          </table:table-cell>
          <table:table-cell office:value-type="string">
            <text:p>Els objectius es podrien posar en una sola pàgina</text:p>
          </table:table-cell>
        </table:table-row>
        <table:table-row table:style-name="ro1">
          <table:table-cell office:value-type="string">
            <text:p>Objectius termina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tingut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oposta d'unitats didàctiques i temporització</text:p>
          </table:table-cell>
          <table:table-cell office:value-type="float" office:value="1">
            <text:p>1</text:p>
          </table:table-cell>
          <table:table-cell office:value-type="string">
            <text:p>Es poden ajuntar</text:p>
          </table:table-cell>
        </table:table-row>
        <table:table-row table:style-name="ro1">
          <table:table-cell office:value-type="string">
            <text:p>Distribució de les unitats didàctiques</text:p>
          </table:table-cell>
          <table:table-cell office:value-type="float" office:value="1">
            <text:p>1</text:p>
          </table:table-cell>
          <table:table-cell office:value-type="string">
            <text:p>Es poden ajuntar</text:p>
          </table:table-cell>
        </table:table-row>
        <table:table-row table:style-name="ro1">
          <table:table-cell office:value-type="string">
            <text:p>Continguts genera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acitats clau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strategies metodològiqu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cursos T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valuació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riteris d'avaluació específic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ntext del gru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iversitat i N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C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ooc:=SUM([.B2:.B18])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UD 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UD 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ne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ooc:=SUM([.B20:.B27])" office:value-type="float" office:value="36">
            <text:p>36</text:p>
          </table:table-cell>
          <table:table-cell/>
        </table:table-row>
      </table:table>
      <table:table table:name="Fu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a" fo:country="E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31">31/12/2007</text:date>, <text:time>18:08:0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</meta:initial-creator>
    <meta:creation-date>2007-12-31T17:55:59</meta:creation-date>
    <dc:creator>sergi</dc:creator>
    <dc:date>2007-12-31T18:08:02</dc:date>
    <meta:editing-cycles>1</meta:editing-cycles>
    <meta:editing-duration>PT12M7S</meta:editing-duration>
    <meta:user-defined meta:name="Info 1"/>
    <meta:user-defined meta:name="Info 2"/>
    <meta:user-defined meta:name="Info 3"/>
    <meta:user-defined meta:name="Info 4"/>
    <meta:document-statistic meta:table-count="3" meta:cell-count="56"/>
  </office:meta>
</office:document-meta>
</file>